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Naskh Shift Alt" svg:font-family="'Droid Naskh Shift A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Droid Naskh Shift Alt" fo:font-size="14pt" officeooo:rsid="00134375" officeooo:paragraph-rsid="00134375" style:font-size-asian="14pt" style:font-size-complex="14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Droid Naskh Shift Alt" fo:font-size="12pt" officeooo:rsid="00150728" officeooo:paragraph-rsid="00150728" style:font-size-asian="10.5pt" style:font-size-complex="12pt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Droid Naskh Shift Alt" fo:font-size="12pt" officeooo:rsid="00150728" officeooo:paragraph-rsid="0017df53" style:font-size-asian="10.5pt" style:font-size-complex="12pt"/>
    </style:style>
    <style:style style:name="P4" style:family="paragraph" style:parent-style-name="Preformatted_20_Text">
      <style:paragraph-properties fo:line-height="150%" fo:text-align="justify" style:justify-single-word="false"/>
      <style:text-properties style:font-name="Droid Naskh Shift Alt" fo:font-size="12pt" officeooo:rsid="0017df53" officeooo:paragraph-rsid="0017df53" style:font-size-asian="10.5pt" style:font-size-complex="12pt"/>
    </style:style>
    <style:style style:name="P5" style:family="paragraph" style:parent-style-name="Preformatted_20_Text">
      <style:paragraph-properties fo:line-height="150%" fo:text-align="justify" style:justify-single-word="false"/>
      <style:text-properties style:font-name="Droid Naskh Shift Alt" fo:font-size="12pt" officeooo:rsid="0019d3cf" officeooo:paragraph-rsid="0019d3cf" style:font-size-asian="10.5pt" style:font-size-complex="12pt"/>
    </style:style>
    <style:style style:name="P6" style:family="paragraph" style:parent-style-name="Preformatted_20_Text">
      <style:paragraph-properties fo:line-height="150%" fo:text-align="justify" style:justify-single-word="false"/>
      <style:text-properties style:font-name="Droid Naskh Shift Alt" fo:font-size="12pt" officeooo:rsid="001ae130" officeooo:paragraph-rsid="001ae130" style:font-size-asian="10.5pt" style:font-size-complex="12pt"/>
    </style:style>
    <style:style style:name="P7" style:family="paragraph" style:parent-style-name="Preformatted_20_Text">
      <style:paragraph-properties fo:line-height="150%" fo:text-align="justify" style:justify-single-word="false"/>
      <style:text-properties style:font-name="Droid Naskh Shift Alt" fo:font-size="12pt" officeooo:rsid="001df2f0" officeooo:paragraph-rsid="001df2f0" style:font-size-asian="10.5pt" style:font-size-complex="12pt"/>
    </style:style>
    <style:style style:name="P8" style:family="paragraph" style:parent-style-name="Preformatted_20_Text">
      <style:paragraph-properties fo:line-height="150%" fo:text-align="justify" style:justify-single-word="false"/>
      <style:text-properties style:font-name="Droid Naskh Shift Alt" fo:font-size="12pt" officeooo:rsid="001e789d" officeooo:paragraph-rsid="001e789d" style:font-size-asian="10.5pt" style:font-size-complex="12pt"/>
    </style:style>
    <style:style style:name="P9" style:family="paragraph" style:parent-style-name="Preformatted_20_Text">
      <style:paragraph-properties fo:line-height="150%" fo:text-align="justify" style:justify-single-word="false"/>
      <style:text-properties style:font-name="Droid Naskh Shift Alt" fo:font-size="12pt" officeooo:rsid="0021ddb5" officeooo:paragraph-rsid="0021ddb5" style:font-size-asian="10.5pt" style:font-size-complex="12pt"/>
    </style:style>
    <style:style style:name="T1" style:family="text">
      <style:text-properties officeooo:rsid="00162b25"/>
    </style:style>
    <style:style style:name="T2" style:family="text">
      <style:text-properties officeooo:rsid="0017df53"/>
    </style:style>
    <style:style style:name="T3" style:family="text">
      <style:text-properties officeooo:rsid="00150728"/>
    </style:style>
    <style:style style:name="T4" style:family="text">
      <style:text-properties officeooo:rsid="0019d3cf"/>
    </style:style>
    <style:style style:name="T5" style:family="text">
      <style:text-properties officeooo:rsid="001ae130"/>
    </style:style>
    <style:style style:name="T6" style:family="text">
      <style:text-properties officeooo:rsid="001ca735"/>
    </style:style>
    <style:style style:name="T7" style:family="text">
      <style:text-properties officeooo:rsid="001df2f0"/>
    </style:style>
    <style:style style:name="T8" style:family="text">
      <style:text-properties officeooo:rsid="0020048a"/>
    </style:style>
    <style:style style:name="T9" style:family="text">
      <style:text-properties officeooo:rsid="0021ddb5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TEAMIENTO DEL PROBLEMA</text:p>
      <text:p text:style-name="P3">El ICEO <text:span text:style-name="T1">(Instituto Catastral del Estado de Oaxaca) es una entidad del Gobierno del Estado de Oaxaca, perteneciente a la Secretaría de Finanzas, la cual se encarga de registrar y mantener la información cualitativa y cuantitativa de los bienes inmuebles que se encuentran dentro del territorio del Estado.</text:span></text:p>
      <text:p text:style-name="P4">Para realizar dicha tarea, e<text:span text:style-name="T3">l ICEO </text:span>ofrece un conjunto de trámites y servicios, con los que los usuarios, particulares o inmobiliarios, pueden integrar o actualizar los datos de sus propiedades.</text:p>
      <text:p text:style-name="P2"><text:span text:style-name="T2">Cada uno de dichos</text:span> trámite<text:span text:style-name="T2">s y servicios, </text:span>da origen a un expediente, <text:span text:style-name="T2">en el que se concentra toda la documentación requerida, así como la generada por el ICEO durante el proceso del mismo</text:span>, y <text:span text:style-name="T4">que, cuando llega a su conclusión, </text:span>es almacenado en <text:span text:style-name="T4">el</text:span> Archivo Central del Instituto.</text:p>
      <text:p text:style-name="P6">Cabe mencionar que las instalaciones del Archivo se encuentra<text:span text:style-name="T8">n</text:span> fuera del edificio del ICEO.</text:p>
      <text:p text:style-name="P5">Estos expedientes, forman los antecedentes históricos de los bienes inmuebles a través del tiempo y se consideran oficiales. La datos contenidos en ellos son de carácter confidencial, y no se pueden otorgar más que a los titulares registrados y/o acreditados para ello.</text:p>
      <text:p text:style-name="P5">Debido a que los procesos de registro y actualización catastral, han sido cambiantes a lo largo de la historia, existen ciertas inconsistencias e irregularidades en la información del padrón. </text:p>
      <text:p text:style-name="P5">Esto implica que cuando se recibe una solicitud de trámite o servicio de una propiedad que se encuentra en esas condiciones, es necesario recurrir al Archivo, para buscar los antecedentes respectivos, analizarlos <text:span text:style-name="T5">e intentar resolver su situación.</text:span></text:p>
      <text:p text:style-name="P6">El acceso a los expedientes almacenados, se hace a través de una solicitud por escrito dirigida al encargado del Archivo. En la solicitud se indican algunos datos <text:soft-page-break/>clave que permitan la localización del expediente correspondiente. Una vez, que se recibe esta solicitud en el Archivo, se registra en una hoja de Excel, para fines de bitácora y se procede a su localización.</text:p>
      <text:p text:style-name="P6">Si el expediente es encontrado, se prepara y se envía al personal que lo solicitó. Si no es encontrado, se responde por escrito de dicha situación.</text:p>
      <text:p text:style-name="P6">Este proceso tarda al menos una semana, dependiendo de la cantidad de solicitudes de expedientes enviadas al Archivo, <text:span text:style-name="T7">afectando el tiempo de atención a las solicitudes de trámites ingresadas al ICEO.</text:span></text:p>
      <text:p text:style-name="P6">Con fines de hacer un poco más ágil la consulta de los expedientes, las autoridades del ICEO, permitieron realizar solicitudes de manera económica, vía telefónica y por correo electrónico, pero sin dejar de manejarlo en papel. Esto permitió iniciar la búsqueda de los expedientes solicitados casi inmediatamente pero no redujo significativamente el tiempo.</text:p>
      <text:p text:style-name="P2">Además <text:span text:style-name="T6">de la lentitud del acceso a los antecedentes</text:span>, el hecho de que el expediente físico sea el que se manipule en las consultas, <text:span text:style-name="T1">corre el riesgo de e</text:span>xtrav<text:span text:style-name="T1">ío</text:span>, daño y alteración <text:span text:style-name="T1">intencionada o accidental.</text:span> </text:p>
      <text:p text:style-name="P7">Otro inconveniente con el proceso actual, es la dificultad de proporcionar información oportuna sobre un expediente prestado, como saber quién lo solicitó y desde cuándo lo tiene en posesión.</text:p>
      <text:p text:style-name="P8">Para poder mejorar el proceso de consulta de expedientes, las autoridades del ICEO junto con el departamento técnico, propusieron la creación de un sistema informático, <text:span text:style-name="T9">SIGED (Sistema de Gestión de Expedientes Digitalizados),</text:span> que permitiera realizar la digitalización del acervo documental y la revisión del mismo de manera electrónica, <text:span text:style-name="T8">con el fin de reducir de manera importante el tiempo actual</text:span>, <text:span text:style-name="T8">mejorar el</text:span> control sobre los accesos a los datos <text:span text:style-name="T8">y</text:span> evita<text:span text:style-name="T8">r</text:span> totalmente la manipulación física, <text:span text:style-name="T8">eliminando el riesgo <text:s/>de daño, alteración o extravío.</text:span></text:p>
      <text:p text:style-name="P9">Dadas estas circunstancias, se formula la siguiente hipótesis:</text:p>
      <text:p text:style-name="P9"><text:soft-page-break/>El SIGED permitirá reducir el tiempo de proceso de consulta de expedientes de una semana o más a 3 días o menos, eliminará la manipulación física y brindará información oportuna sobre los expedientes consult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Naskh Shift Alt" svg:font-family="'Droid Naskh Shift A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9799in" fo:margin-bottom="0.9799in" fo:margin-left="0.9799in" fo:margin-right="0.9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6T23:13:21.544912353</dc:date>
    <meta:editing-duration>PT51M40S</meta:editing-duration>
    <meta:editing-cycles>10</meta:editing-cycles>
    <meta:generator>LibreOffice/5.0.6.2$Linux_X86_64 LibreOffice_project/00m0$Build-2</meta:generator>
    <meta:document-statistic meta:table-count="0" meta:image-count="0" meta:object-count="0" meta:page-count="3" meta:paragraph-count="17" meta:word-count="611" meta:character-count="3882" meta:non-whitespace-character-count="3285"/>
  </office:meta>
</office:document-meta>
</file>